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91.23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>
        <table:null-date table:date-value="1904-01-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number-columns-repeated="1019" table:default-cell-style-name="Default"/>
        <table:table-row table:style-name="ro1">
          <table:table-cell/>
          <table:table-cell table:style-name="ce2" office:value-type="string" calcext:value-type="string">
            <text:p>Mencari Nilai di antara tanda “/” dan “.”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el</text:p>
          </table:table-cell>
          <table:table-cell office:value-type="string" calcext:value-type="string">
            <text:p>Hasil</text:p>
          </table:table-cell>
          <table:table-cell table:style-name="ce1" office:value-type="string" calcext:value-type="string">
            <text:p>Rumus</text:p>
          </table:table-cell>
          <table:table-cell office:value-type="string" calcext:value-type="string">
            <text:p>Panjang</text:p>
          </table:table-cell>
          <table:table-cell table:style-name="ce1" table:number-columns-repeated="1019"/>
        </table:table-row>
        <table:table-row table:style-name="ro2">
          <table:table-cell/>
          <table:table-cell office:value-type="string" calcext:value-type="string">
            <text:p>Q.8/10.00</text:p>
          </table:table-cell>
          <table:table-cell table:formula="of:=--MID(SUBSTITUTE([.B4];&quot;.&quot;;&quot;,&quot;);1+FIND(&quot;/&quot;;[.B4]);5)" office:value-type="float" office:value="10" calcext:value-type="float">
            <text:p>10</text:p>
          </table:table-cell>
          <table:table-cell table:formula="of:=FORMULA([.C4])" office:value-type="string" office:string-value="=--MID(SUBSTITUTE(B4;&quot;.&quot;;&quot;,&quot;);1+FIND(&quot;/&quot;;B4);5)" calcext:value-type="string">
            <text:p>=--MID(SUBSTITUTE(B4;".";",");1+FIND("/";B4);5)</text:p>
          </table:table-cell>
          <table:table-cell table:formula="of:=LEN([.D4])" office:value-type="float" office:value="47" calcext:value-type="float">
            <text:p>47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Q.9/10.00</text:p>
          </table:table-cell>
          <table:table-cell table:formula="of:=MID([.B5];FIND(&quot;/&quot;;[.B5])+1;FIND(&quot;00&quot;;[.B5])-FIND(&quot;/&quot;;[.B5])-2)" office:value-type="string" office:string-value="10" calcext:value-type="string">
            <text:p>10</text:p>
          </table:table-cell>
          <table:table-cell table:formula="of:=FORMULA([.C5])" office:value-type="string" office:string-value="=MID(B5;FIND(&quot;/&quot;;B5)+1;FIND(&quot;00&quot;;B5)-FIND(&quot;/&quot;;B5)-2)" calcext:value-type="string">
            <text:p>=MID(B5;FIND("/";B5)+1;FIND("00";B5)-FIND("/";B5)-2)</text:p>
          </table:table-cell>
          <table:table-cell table:formula="of:=LEN([.D5])" office:value-type="float" office:value="52" calcext:value-type="float">
            <text:p>5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Q.10/7,00</text:p>
          </table:table-cell>
          <table:table-cell table:formula="of:=--MID(SUBSTITUTE([.B6];&quot;.&quot;;&quot;,&quot;);1+FIND(&quot;/&quot;;[.B6]);5)" office:value-type="float" office:value="7" calcext:value-type="float">
            <text:p>7</text:p>
          </table:table-cell>
          <table:table-cell table:formula="of:=FORMULA([.C6])" office:value-type="string" office:string-value="=--MID(SUBSTITUTE(B6;&quot;.&quot;;&quot;,&quot;);1+FIND(&quot;/&quot;;B6);5)" calcext:value-type="string">
            <text:p>=--MID(SUBSTITUTE(B6;".";",");1+FIND("/";B6);5)</text:p>
          </table:table-cell>
          <table:table-cell table:formula="of:=LEN([.D6])" office:value-type="float" office:value="47" calcext:value-type="float">
            <text:p>47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15:58.788398972</meta:creation-date>
    <dc:date>2018-04-22T17:16:50.308104005</dc:date>
    <meta:editing-duration>PT51S</meta:editing-duration>
    <meta:editing-cycles>1</meta:editing-cycles>
    <meta:document-statistic meta:table-count="1" meta:cell-count="17" meta:object-count="0"/>
    <meta:generator>LibreOffice/6.0.3.2$Linux_X86_64 LibreOffice_project/00m0$Build-2</meta:generator>
  </office:meta>
</office:document-meta>
</file>